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4E0000011D337F407656D96600.png" manifest:media-type="image/png"/>
  <manifest:file-entry manifest:full-path="Pictures/10000000000003E60000011DE4F8AA8E7C3CF97D.png" manifest:media-type="image/png"/>
  <manifest:file-entry manifest:full-path="Pictures/10000000000003E60000011DB034633FC79795D5.png" manifest:media-type="image/png"/>
  <manifest:file-entry manifest:full-path="Pictures/100000000000044E0000011DF49F55602188CA46.png" manifest:media-type="image/png"/>
  <manifest:file-entry manifest:full-path="Pictures/100000000000044E0000011D46EEDAA16B8E2FEF.png" manifest:media-type="image/png"/>
  <manifest:file-entry manifest:full-path="Pictures/10000000000003E60000011DD36B61057C7065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7cm" svg:height="4.854cm" draw:z-index="4"><draw:image xlink:href="Pictures/10000000000003E60000011DD36B61057C706525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6" text:anchor-type="char" svg:x="0cm" svg:y="0.162cm" svg:width="17cm" svg:height="4.396cm" draw:z-index="5"><draw:image xlink:href="Pictures/100000000000044E0000011D46EEDAA16B8E2FEF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0.171cm" svg:y="0.256cm" svg:width="17cm" svg:height="4.854cm" draw:z-index="0"><draw:image xlink:href="Pictures/10000000000003E60000011DE4F8AA8E7C3CF9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572cm" svg:y="5.803cm" svg:width="17cm" svg:height="4.396cm" draw:z-index="1"><draw:image xlink:href="Pictures/100000000000044E0000011DF49F55602188CA46.png" xlink:type="simple" xlink:show="embed" xlink:actuate="onLoad" draw:mime-type="image/png"/></draw:frame><draw:frame draw:style-name="fr1" draw:name="Image3" text:anchor-type="char" svg:x="0.12cm" svg:y="11.605cm" svg:width="17cm" svg:height="4.854cm" draw:z-index="2"><draw:image xlink:href="Pictures/10000000000003E60000011DB034633FC79795D5.png" xlink:type="simple" xlink:show="embed" xlink:actuate="onLoad" draw:mime-type="image/png"/></draw:frame><draw:frame draw:style-name="fr1" draw:name="Image4" text:anchor-type="char" svg:x="0.15cm" svg:y="18.791cm" svg:width="17cm" svg:height="4.396cm" draw:z-index="3"><draw:image xlink:href="Pictures/100000000000044E0000011D337F407656D9660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29T10:33:52.028000000</meta:creation-date>
    <dc:date>2023-01-29T10:51:45.511021388</dc:date>
    <meta:editing-duration>PT14M23S</meta:editing-duration>
    <meta:editing-cycles>2</meta:editing-cycles>
    <meta:generator>LibreOffice/7.3.2.2$MacOSX_X86_64 LibreOffice_project/49f2b1bff42cfccbd8f788c8dc32c1c309559be0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